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5ac4" officeooo:paragraph-rsid="001d5ac4"/>
    </style:style>
    <style:style style:name="P2" style:family="paragraph" style:parent-style-name="Standard">
      <style:text-properties officeooo:rsid="001d5ac4" officeooo:paragraph-rsid="001dee85"/>
    </style:style>
    <style:style style:name="P3" style:family="paragraph" style:parent-style-name="Standard">
      <style:text-properties officeooo:rsid="001d5ac4" officeooo:paragraph-rsid="001e5270"/>
    </style:style>
    <style:style style:name="P4" style:family="paragraph" style:parent-style-name="Standard">
      <style:text-properties officeooo:rsid="001e5270" officeooo:paragraph-rsid="001e5270"/>
    </style:style>
    <style:style style:name="P5" style:family="paragraph" style:parent-style-name="Standard">
      <style:text-properties officeooo:rsid="001e5270" officeooo:paragraph-rsid="001f07ed"/>
    </style:style>
    <style:style style:name="P6" style:family="paragraph" style:parent-style-name="Standard">
      <style:text-properties officeooo:rsid="001e5270" officeooo:paragraph-rsid="00318dc4"/>
    </style:style>
    <style:style style:name="P7" style:family="paragraph" style:parent-style-name="Standard">
      <style:text-properties officeooo:rsid="001e5270" officeooo:paragraph-rsid="0032ecdb"/>
    </style:style>
    <style:style style:name="P8" style:family="paragraph" style:parent-style-name="Standard">
      <style:text-properties style:text-position="0% 100%" officeooo:rsid="001f07ed" officeooo:paragraph-rsid="001f07ed"/>
    </style:style>
    <style:style style:name="P9" style:family="paragraph" style:parent-style-name="Standard">
      <style:text-properties style:text-position="0% 100%" officeooo:rsid="001f07ed" officeooo:paragraph-rsid="0027ad49"/>
    </style:style>
    <style:style style:name="P10" style:family="paragraph" style:parent-style-name="Standard">
      <style:text-properties style:text-position="0% 100%" officeooo:rsid="00204d48" officeooo:paragraph-rsid="00204d48"/>
    </style:style>
    <style:style style:name="P11" style:family="paragraph" style:parent-style-name="Standard">
      <style:text-properties style:text-position="0% 100%" officeooo:rsid="00204d48" officeooo:paragraph-rsid="0032ecdb"/>
    </style:style>
    <style:style style:name="P12" style:family="paragraph" style:parent-style-name="Standard">
      <style:text-properties style:text-position="0% 100%" fo:font-size="14pt" fo:font-style="italic" style:text-underline-style="solid" style:text-underline-width="auto" style:text-underline-color="font-color" fo:font-weight="bold" officeooo:rsid="00204d48" officeooo:paragraph-rsid="00204d48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text-properties style:text-position="0% 100%" fo:font-size="14pt" fo:font-style="italic" style:text-underline-style="solid" style:text-underline-width="auto" style:text-underline-color="font-color" fo:font-weight="bold" officeooo:rsid="00204d48" officeooo:paragraph-rsid="003147da" fo:background-color="#ffffff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text-properties style:text-position="0% 100%" officeooo:rsid="001f07ed" officeooo:paragraph-rsid="001f07ed" style:font-size-asian="10.5pt"/>
    </style:style>
    <style:style style:name="P15" style:family="paragraph" style:parent-style-name="Standard">
      <style:text-properties style:text-position="0% 100%" officeooo:rsid="00204d48" officeooo:paragraph-rsid="00204d48" style:font-size-asian="10.5pt"/>
    </style:style>
    <style:style style:name="P16" style:family="paragraph" style:parent-style-name="Standard">
      <style:text-properties style:text-position="0% 100%" fo:font-size="12pt" fo:font-style="normal" style:text-underline-style="none" fo:font-weight="normal" officeooo:rsid="00204d48" officeooo:paragraph-rsid="00204d48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style:text-position="0% 100%" fo:font-size="12pt" fo:font-style="normal" style:text-underline-style="none" fo:font-weight="normal" officeooo:rsid="0026dd66" officeooo:paragraph-rsid="0026dd66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style:text-position="0% 100%" fo:font-size="12pt" fo:font-style="normal" style:text-underline-style="none" fo:font-weight="normal" officeooo:rsid="002368c4" officeooo:paragraph-rsid="002368c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style:text-position="0% 100%" fo:font-size="12pt" fo:font-style="normal" style:text-underline-style="none" fo:font-weight="normal" officeooo:rsid="002c1dc8" officeooo:paragraph-rsid="002dfd27" fo:background-color="#ffffff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1d5ac4" officeooo:paragraph-rsid="001d5ac4" style:font-size-asian="14pt" style:font-style-asian="italic" style:font-weight-asian="bold" style:font-size-complex="14pt" style:font-style-complex="italic" style:font-weight-complex="bold"/>
    </style:style>
    <style:style style:name="P21" style:family="paragraph" style:parent-style-name="Standard">
      <style:text-properties fo:font-size="14pt" fo:font-style="italic" style:text-underline-style="solid" style:text-underline-width="auto" style:text-underline-color="font-color" fo:font-weight="bold" officeooo:rsid="001e5270" officeooo:paragraph-rsid="001e5270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Standard">
      <style:text-properties officeooo:rsid="002368c4" officeooo:paragraph-rsid="0026dd66" fo:background-color="transparent" style:font-size-asian="10.5pt"/>
    </style:style>
    <style:style style:name="P23" style:family="paragraph" style:parent-style-name="Standard">
      <style:text-properties officeooo:rsid="002187ac" officeooo:paragraph-rsid="0026dd66" fo:background-color="transparent"/>
    </style:style>
    <style:style style:name="P24" style:family="paragraph" style:parent-style-name="Standard">
      <style:text-properties officeooo:rsid="001f07ed" officeooo:paragraph-rsid="001f07ed"/>
    </style:style>
    <style:style style:name="P25" style:family="paragraph" style:parent-style-name="Standard">
      <style:text-properties style:text-position="super 58%" officeooo:rsid="001f07ed" officeooo:paragraph-rsid="001f07ed" style:font-size-asian="10.5pt"/>
    </style:style>
    <style:style style:name="P26" style:family="paragraph" style:parent-style-name="Standard">
      <style:text-properties officeooo:rsid="002187ac" officeooo:paragraph-rsid="002dfd27"/>
    </style:style>
    <style:style style:name="P27" style:family="paragraph" style:parent-style-name="Standard" style:list-style-name="L1">
      <style:text-properties officeooo:paragraph-rsid="00204d48"/>
    </style:style>
    <style:style style:name="P28" style:family="paragraph" style:parent-style-name="Standard" style:list-style-name="L2">
      <style:text-properties officeooo:paragraph-rsid="002dfd27"/>
    </style:style>
    <style:style style:name="P29" style:family="paragraph" style:parent-style-name="Standard" style:list-style-name="L2">
      <style:text-properties officeooo:rsid="002368c4" officeooo:paragraph-rsid="0026dd66" fo:background-color="transparent" style:font-size-asian="10.5pt"/>
    </style:style>
    <style:style style:name="P30" style:family="paragraph" style:parent-style-name="Standard" style:list-style-name="L2">
      <style:text-properties officeooo:rsid="002368c4" officeooo:paragraph-rsid="0024db65" fo:background-color="transparent" style:font-size-asian="10.5pt"/>
    </style:style>
    <style:style style:name="P31" style:family="paragraph" style:parent-style-name="Standard" style:list-style-name="L2">
      <style:text-properties officeooo:rsid="002368c4" officeooo:paragraph-rsid="002368c4" fo:background-color="transparent" style:font-size-asian="10.5pt"/>
    </style:style>
    <style:style style:name="P32" style:family="paragraph" style:parent-style-name="Standard" style:list-style-name="L2">
      <style:text-properties officeooo:rsid="002187ac" officeooo:paragraph-rsid="002c1dc8" fo:background-color="transparent" style:font-size-asian="10.5pt"/>
    </style:style>
    <style:style style:name="P33" style:family="paragraph" style:parent-style-name="Standard" style:list-style-name="L2">
      <style:text-properties officeooo:rsid="002187ac" officeooo:paragraph-rsid="002187ac"/>
    </style:style>
    <style:style style:name="P34" style:family="paragraph" style:parent-style-name="Standard" style:list-style-name="L2">
      <style:text-properties officeooo:rsid="002187ac" officeooo:paragraph-rsid="002dfd27"/>
    </style:style>
    <style:style style:name="P35" style:family="paragraph" style:parent-style-name="Standard" style:list-style-name="L2">
      <style:text-properties officeooo:rsid="002187ac" officeooo:paragraph-rsid="002c1dc8"/>
    </style:style>
    <style:style style:name="P36" style:family="paragraph" style:parent-style-name="Standard" style:list-style-name="L2">
      <style:text-properties officeooo:rsid="002187ac" officeooo:paragraph-rsid="00314f9f"/>
    </style:style>
    <style:style style:name="P37" style:family="paragraph" style:parent-style-name="Standard" style:list-style-name="L2">
      <style:text-properties style:text-position="0% 100%" fo:font-size="12pt" fo:font-style="normal" style:text-underline-style="none" fo:font-weight="normal" officeooo:rsid="002368c4" officeooo:paragraph-rsid="0024db65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 style:list-style-name="L2">
      <style:text-properties style:text-position="0% 100%" fo:font-size="12pt" fo:font-style="normal" style:text-underline-style="none" fo:font-weight="normal" officeooo:rsid="002368c4" officeooo:paragraph-rsid="002368c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2">
      <style:text-properties style:text-position="0% 100%" fo:font-size="12pt" fo:font-style="normal" style:text-underline-style="none" fo:font-weight="normal" officeooo:rsid="002187ac" officeooo:paragraph-rsid="002f853d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2">
      <style:text-properties style:text-position="0% 100%" fo:font-size="12pt" fo:font-style="normal" style:text-underline-style="none" fo:font-weight="normal" officeooo:rsid="002187ac" officeooo:paragraph-rsid="00314f9f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2">
      <style:text-properties style:text-position="0% 100%" fo:font-size="12pt" fo:font-style="normal" style:text-underline-style="none" fo:font-weight="normal" officeooo:rsid="002187ac" officeooo:paragraph-rsid="002dfd2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2">
      <style:text-properties style:text-position="0% 100%" fo:font-size="12pt" fo:font-style="normal" style:text-underline-style="none" fo:font-weight="normal" officeooo:rsid="00314129" officeooo:paragraph-rsid="00314129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2">
      <style:text-properties style:text-position="0% 100%" fo:font-size="12pt" fo:font-style="normal" style:text-underline-style="none" fo:font-weight="normal" officeooo:rsid="002368c4" officeooo:paragraph-rsid="0030c65e" fo:background-color="#fff200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2">
      <style:text-properties style:text-position="0% 100%" fo:font-size="12pt" fo:font-style="normal" style:text-underline-style="none" fo:font-weight="normal" officeooo:rsid="002368c4" officeooo:paragraph-rsid="002368c4" fo:background-color="#fff200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2">
      <style:text-properties style:text-position="0% 100%" fo:font-size="12pt" fo:font-style="normal" style:text-underline-style="none" fo:font-weight="normal" officeooo:rsid="002368c4" officeooo:paragraph-rsid="00245c33" fo:background-color="#fff200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2">
      <style:text-properties style:text-position="0% 100%" officeooo:rsid="00245c33" officeooo:paragraph-rsid="0030c65e" fo:background-color="transparent"/>
    </style:style>
    <style:style style:name="P47" style:family="paragraph" style:parent-style-name="Standard" style:list-style-name="L2">
      <style:text-properties style:text-position="0% 100%" officeooo:rsid="00245c33" officeooo:paragraph-rsid="00245c33" fo:background-color="transparent"/>
    </style:style>
    <style:style style:name="P48" style:family="paragraph" style:parent-style-name="Standard" style:list-style-name="L2">
      <style:text-properties style:text-position="0% 100%" officeooo:rsid="00314129" officeooo:paragraph-rsid="00314f9f" fo:background-color="transparent"/>
    </style:style>
    <style:style style:name="P49" style:family="paragraph" style:parent-style-name="Standard" style:list-style-name="L2">
      <style:text-properties style:text-position="0% 100%" officeooo:rsid="00245c33" officeooo:paragraph-rsid="00245c33"/>
    </style:style>
    <style:style style:name="P50" style:family="paragraph" style:parent-style-name="Standard" style:list-style-name="L2">
      <style:text-properties style:text-position="0% 100%" officeooo:rsid="002187ac" officeooo:paragraph-rsid="002dfd27"/>
    </style:style>
    <style:style style:name="P51" style:family="paragraph" style:parent-style-name="Standard" style:list-style-name="L2">
      <style:text-properties officeooo:rsid="002368c4" officeooo:paragraph-rsid="002368c4"/>
    </style:style>
    <style:style style:name="P52" style:family="paragraph" style:parent-style-name="Standard" style:list-style-name="L3">
      <style:paragraph-properties fo:margin-top="0.201cm" fo:margin-bottom="0.201cm" loext:contextual-spacing="false"/>
      <style:text-properties style:text-position="0% 100%" fo:font-size="12pt" fo:font-style="normal" style:text-underline-style="none" fo:font-weight="normal" officeooo:rsid="003147da" officeooo:paragraph-rsid="003147da" fo:background-color="#ffffff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dee85"/>
    </style:style>
    <style:style style:name="T2" style:family="text">
      <style:text-properties officeooo:rsid="001f07ed"/>
    </style:style>
    <style:style style:name="T3" style:family="text">
      <style:text-properties style:text-position="super 58%" style:font-size-asian="10.5pt"/>
    </style:style>
    <style:style style:name="T4" style:family="text">
      <style:text-properties style:text-position="super 58%" officeooo:rsid="001f07ed" style:font-size-asian="10.5pt"/>
    </style:style>
    <style:style style:name="T5" style:family="text">
      <style:text-properties style:font-size-asian="10.5pt"/>
    </style:style>
    <style:style style:name="T6" style:family="text">
      <style:text-properties officeooo:rsid="001e5270" style:font-size-asian="10.5pt"/>
    </style:style>
    <style:style style:name="T7" style:family="text">
      <style:text-properties officeooo:rsid="00204d48" style:font-size-asian="10.5pt"/>
    </style:style>
    <style:style style:name="T8" style:family="text">
      <style:text-properties officeooo:rsid="0027ad49" style:font-size-asian="10.5pt"/>
    </style:style>
    <style:style style:name="T9" style:family="text">
      <style:text-properties officeooo:rsid="0028cdfc" style:font-size-asian="10.5pt"/>
    </style:style>
    <style:style style:name="T10" style:family="text">
      <style:text-properties officeooo:rsid="0032ecdb" style:font-size-asian="10.5pt"/>
    </style:style>
    <style:style style:name="T11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style:text-underline-style="none" fo:font-weight="normal" officeooo:rsid="002187ac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style:text-underline-style="none" fo:font-weight="normal" officeooo:rsid="002368c4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style:text-underline-style="none" fo:font-weight="normal" officeooo:rsid="0030c65e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font-style="normal" style:text-underline-style="none" fo:font-weight="normal" officeooo:rsid="00314f9f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font-style="normal" style:text-underline-style="none" fo:font-weight="normal" officeooo:rsid="002368c4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style:text-underline-style="none" fo:font-weight="normal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size="12pt" fo:font-style="normal" style:text-underline-style="none" fo:font-weight="normal" officeooo:rsid="002187ac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size="12pt" fo:font-style="normal" style:text-underline-style="none" fo:font-weight="normal" officeooo:rsid="002368c4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style:text-underline-style="none" fo:font-weight="normal" officeooo:rsid="002c1dc8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style:text-underline-style="none" fo:font-weight="normal" officeooo:rsid="00314f9f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variant="normal" fo:text-transform="none" fo:color="#222222" fo:font-size="12pt" fo:letter-spacing="normal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variant="normal" fo:text-transform="none" fo:color="#222222" fo:font-size="12pt" fo:letter-spacing="normal" fo:font-style="normal" style:text-underline-style="none" fo:font-weight="normal" officeooo:rsid="002187ac" style:font-size-asian="10.5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222222" fo:font-size="12pt" fo:letter-spacing="normal" fo:font-style="normal" style:text-underline-style="none" fo:font-weight="normal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25" style:family="text">
      <style:text-properties fo:font-variant="normal" fo:text-transform="none" fo:color="#222222" fo:font-size="12pt" fo:letter-spacing="normal" fo:font-style="normal" style:text-underline-style="none" fo:font-weight="normal" officeooo:rsid="002187ac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26" style:family="text">
      <style:text-properties fo:font-variant="normal" fo:text-transform="none" fo:color="#222222" style:text-position="0% 100%" fo:font-size="12pt" fo:letter-spacing="normal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222222" style:text-position="0% 100%" fo:font-size="12pt" fo:letter-spacing="normal" fo:font-style="normal" style:text-underline-style="none" fo:font-weight="normal" officeooo:rsid="002187ac" style:font-size-asian="10.5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222222" style:text-position="0% 100%" fo:font-size="12pt" fo:letter-spacing="normal" fo:font-style="normal" style:text-underline-style="none" fo:font-weight="normal" officeooo:rsid="002187ac" style:font-style-asian="normal" style:font-weight-asian="normal" style:font-size-complex="12pt" style:font-style-complex="normal" style:font-weight-complex="normal"/>
    </style:style>
    <style:style style:name="T29" style:family="text">
      <style:text-properties style:text-position="0% 100%"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text-position="0% 100%" fo:font-size="12pt" fo:font-style="normal" style:text-underline-style="none" fo:font-weight="normal" officeooo:rsid="002187ac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text-position="0% 100%" fo:font-size="12pt" fo:font-style="normal" style:text-underline-style="none" fo:font-weight="normal" officeooo:rsid="00204d48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text-position="0% 100%" fo:font-size="12pt" fo:font-style="normal" style:text-underline-style="none" fo:font-weight="normal" officeooo:rsid="002368c4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text-position="0% 100%" fo:font-size="12pt" fo:font-style="normal" style:text-underline-style="none" fo:font-weight="normal" officeooo:rsid="00314f9f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text-position="0% 100%" fo:font-size="12pt" fo:font-style="normal" style:text-underline-style="none" fo:font-weight="normal" style:font-style-asian="normal" style:font-weight-asian="normal" style:font-size-complex="12pt" style:font-style-complex="normal" style:font-weight-complex="normal"/>
    </style:style>
    <style:style style:name="T35" style:family="text">
      <style:text-properties style:text-position="0% 100%" fo:font-size="12pt" fo:font-style="normal" style:text-underline-style="none" fo:font-weight="normal" officeooo:rsid="002187ac" style:font-style-asian="normal" style:font-weight-asian="normal" style:font-size-complex="12pt" style:font-style-complex="normal" style:font-weight-complex="normal"/>
    </style:style>
    <style:style style:name="T36" style:family="text">
      <style:text-properties style:text-position="0% 100%" fo:font-size="12pt" fo:font-style="normal" style:text-underline-style="none" fo:font-weight="normal" officeooo:rsid="00245c33" style:font-style-asian="normal" style:font-weight-asian="normal" style:font-size-complex="12pt" style:font-style-complex="normal" style:font-weight-complex="normal"/>
    </style:style>
    <style:style style:name="T37" style:family="text">
      <style:text-properties style:text-position="0% 100%" fo:font-size="12pt" fo:font-style="normal" style:text-underline-style="none" fo:font-weight="normal" officeooo:rsid="0024db65" style:font-style-asian="normal" style:font-weight-asian="normal" style:font-size-complex="12pt" style:font-style-complex="normal" style:font-weight-complex="normal"/>
    </style:style>
    <style:style style:name="T38" style:family="text">
      <style:text-properties style:text-position="0% 100%" fo:font-size="12pt" fo:font-style="normal" style:text-underline-style="none" fo:font-weight="normal" officeooo:rsid="0026dd66" style:font-style-asian="normal" style:font-weight-asian="normal" style:font-size-complex="12pt" style:font-style-complex="normal" style:font-weight-complex="normal"/>
    </style:style>
    <style:style style:name="T39" style:family="text">
      <style:text-properties style:text-position="0% 100%" fo:font-size="12pt" fo:font-style="normal" style:text-underline-style="none" fo:font-weight="normal" officeooo:rsid="002a10f6" style:font-style-asian="normal" style:font-weight-asian="normal" style:font-size-complex="12pt" style:font-style-complex="normal" style:font-weight-complex="normal"/>
    </style:style>
    <style:style style:name="T40" style:family="text">
      <style:text-properties style:text-position="0% 100%" fo:font-size="12pt" fo:font-style="normal" style:text-underline-style="none" fo:font-weight="normal" officeooo:rsid="00314f9f" style:font-style-asian="normal" style:font-weight-asian="normal" style:font-size-complex="12pt" style:font-style-complex="normal" style:font-weight-complex="normal"/>
    </style:style>
    <style:style style:name="T41" style:family="text">
      <style:text-properties style:text-position="0% 100%" fo:font-size="12pt" fo:font-style="normal" style:text-underline-style="none" fo:font-weight="normal" officeooo:rsid="002c1dc8" fo:background-color="#ffffff" loext:char-shading-value="0" style:font-style-asian="normal" style:font-weight-asian="normal" style:font-size-complex="12pt" style:font-style-complex="normal" style:font-weight-complex="normal"/>
    </style:style>
    <style:style style:name="T42" style:family="text">
      <style:text-properties style:text-position="0% 100%" fo:font-size="12pt" fo:font-style="normal" style:text-underline-style="none" fo:font-weight="normal" officeooo:rsid="002c1dc8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text-position="0% 100%" fo:font-size="12pt" fo:font-style="normal" style:text-underline-style="none" fo:font-weight="normal" officeooo:rsid="002368c4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text-position="0% 100%" fo:font-size="12pt" fo:font-style="normal" style:text-underline-style="none" fo:font-weight="normal" officeooo:rsid="002ecde3" fo:background-color="#ffffff" loext:char-shading-value="0" style:font-size-asian="10.5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text-position="0% 100%" fo:font-size="12pt" fo:font-style="normal" style:text-underline-style="none" fo:font-weight="normal" officeooo:rsid="002c1dc8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text-position="0% 100%" fo:font-size="12pt" fo:font-style="normal" style:text-underline-style="none" fo:font-weight="normal" officeooo:rsid="002368c4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47" style:family="text">
      <style:text-properties style:text-position="0% 100%" fo:font-size="12pt" fo:font-style="normal" style:text-underline-style="none" fo:font-weight="normal" officeooo:rsid="002ecde3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text-position="0% 100%" fo:font-size="12pt" fo:font-style="normal" style:text-underline-style="none" fo:font-weight="normal" officeooo:rsid="00314f9f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text-position="0% 100%" officeooo:rsid="0026dd66" style:font-size-asian="10.5pt"/>
    </style:style>
    <style:style style:name="T50" style:family="text">
      <style:text-properties style:text-position="0% 100%" officeooo:rsid="0027ad49" style:font-size-asian="10.5pt"/>
    </style:style>
    <style:style style:name="T51" style:family="text">
      <style:text-properties style:text-position="0% 100%" officeooo:rsid="00204d48" style:font-size-asian="10.5pt"/>
    </style:style>
    <style:style style:name="T52" style:family="text">
      <style:text-properties style:text-position="0% 100%" officeooo:rsid="00318dc4" style:font-size-asian="10.5pt"/>
    </style:style>
    <style:style style:name="T53" style:family="text">
      <style:text-properties style:text-position="0% 100%" officeooo:rsid="003209c1" style:font-size-asian="10.5pt"/>
    </style:style>
    <style:style style:name="T54" style:family="text">
      <style:text-properties officeooo:rsid="0026dd66"/>
    </style:style>
    <style:style style:name="T55" style:family="text">
      <style:text-properties officeooo:rsid="0028cdfc"/>
    </style:style>
    <style:style style:name="T56" style:family="text">
      <style:text-properties officeooo:rsid="00314f9f"/>
    </style:style>
    <style:style style:name="T57" style:family="text">
      <style:text-properties officeooo:rsid="00318d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Entidades:</text:p>
      <text:p text:style-name="P1"><text:tab/></text:p>
      <text:p text:style-name="P1"><text:tab/>Productos = {x/”x es un producto”} <text:s/><text:span text:style-name="T1">regular</text:span></text:p>
      <text:p text:style-name="P1"><text:tab/>PlantasMed = {x/”x es una planta medicinal”} <text:span text:style-name="T1">regular</text:span></text:p>
      <text:p text:style-name="P1"><text:tab/>ProductosDiet = {x/”x es un producto dietético”} <text:span text:style-name="T1">regular</text:span></text:p>
      <text:p text:style-name="P1"><text:tab/>SuplementosMin = {x/”x es un suplemento de minerales”} <text:span text:style-name="T1">regular</text:span></text:p>
      <text:p text:style-name="P1"><text:tab/>Entes = {x/”x es un ente”} <text:span text:style-name="T1">regular</text:span></text:p>
      <text:p text:style-name="P1"><text:tab/>Clientes = {x/”x es un cliente”} <text:span text:style-name="T1">regular</text:span></text:p>
      <text:p text:style-name="P1"><text:tab/>Proveedores = {x/”x es un proveedor”} <text:span text:style-name="T1">regular</text:span></text:p>
      <text:p text:style-name="P2"><text:tab/>Pedidos = {x/”x es un pedido”} <text:span text:style-name="T1">débil en existencia respecto de <text:tab/><text:tab/><text:tab/><text:tab/><text:tab/><text:tab/><text:tab/><text:tab/><text:tab/> <text:s text:c="3"/>Productos y Proveedores</text:span></text:p>
      <text:p text:style-name="P3"><text:tab/>Remitos = {x/”x es un remito”} <text:span text:style-name="T1">débil en existencia respecto de <text:tab/><text:tab/><text:tab/><text:tab/><text:tab/><text:tab/><text:tab/><text:tab/><text:tab/> <text:s text:c="3"/>Productos y Proveedores</text:span></text:p>
      <text:p text:style-name="P3"><text:tab/>Ventas = {x/”x es una venta”} <text:span text:style-name="T1">débil en existencia respecto de <text:tab/><text:tab/><text:tab/><text:tab/><text:tab/><text:tab/><text:tab/><text:tab/><text:tab/> <text:s text:c="3"/>Productos y Clientes</text:span></text:p>
      <text:p text:style-name="P1"><text:tab/>RegistroPérdidas = {x/”x es un registro de pérdidas”} <text:span text:style-name="T1">débil en existencia respecto de <text:tab/><text:tab/><text:tab/><text:tab/><text:tab/><text:tab/><text:tab/><text:tab/><text:tab/> <text:s text:c="3"/>Productos</text:span></text:p>
      <text:p text:style-name="P1"><text:tab/></text:p>
      <text:p text:style-name="P21">Atributos:</text:p>
      <text:p text:style-name="P4"/>
      <text:p text:style-name="P4">Productos: </text:p>
      <text:p text:style-name="P4"><text:tab/>ContenidoNeto: Productos → Nco<text:tab/><text:tab/> <text:s text:c="11"/><text:span text:style-name="T54">Ingresado/-/Obligatorio/Univaluado</text:span></text:p>
      <text:p text:style-name="P6"><text:tab/><text:span text:style-name="T57">MedidaDelContenido: <text:s/></text:span>Productos → <text:span text:style-name="T51">{</text:span><text:span text:style-name="T53">GR</text:span><text:span text:style-name="T52">,</text:span><text:span text:style-name="T53">ML</text:span><text:span text:style-name="T51">} <text:s text:c="6"/></text:span><text:span text:style-name="T52">Ingresado/-/Obligatorio/Univaluado</text:span></text:p>
      <text:p text:style-name="P4"><text:tab/><text:span text:style-name="T55">P_</text:span>Nombre: Productos → AlfaNco<text:span text:style-name="T4">+<text:tab/><text:tab/> <text:s text:c="13"/><text:tab/> </text:span><text:span text:style-name="T49">Ingresado/IP/Obligatorio/Univaluado</text:span></text:p>
      <text:p text:style-name="P5"><text:tab/>Descripción: <text:span text:style-name="T2">Productos → </text:span>AlfaNco<text:span text:style-name="T4">+<text:tab/><text:tab/> <text:s text:c="12"/><text:tab/> </text:span><text:span text:style-name="T49">Ingresado/-/Obligatorio/Univaluado</text:span></text:p>
      <text:p text:style-name="P4"><text:tab/>Stock: <text:span text:style-name="T2">Productos → Nco<text:tab/><text:tab/><text:tab/> <text:s text:c="6"/><text:tab/> Calculado/-/Obligatorio/Univaluado</text:span></text:p>
      <text:p text:style-name="P5"><text:tab/>Precio: <text:span text:style-name="T2">Productos → Nco<text:tab/><text:tab/><text:tab/> <text:s text:c="6"/><text:tab/> Calculado/-/Obligatorio/Univaluado</text:span></text:p>
      <text:p text:style-name="P7"><text:tab/><text:span text:style-name="T57">EsUn: Productos → {PM,PD,SM}<text:tab/><text:tab/> <text:s text:c="5"/><text:tab/> Ingresado/-/Obligatorio/Univaluado</text:span></text:p>
      <text:p text:style-name="P5"/>
      <text:p text:style-name="P24">PlantasMed:</text:p>
      <text:p text:style-name="P5"><text:tab/><text:span text:style-name="T2">Tipo: PlantasMed → {S, P, C, TM, AE}<text:tab/>Ingresado/-/Obligatorio/Univaluado</text:span></text:p>
      <text:p text:style-name="P5"><text:tab/><text:span text:style-name="T2">NbreCientífico: PlantasMed → </text:span>AlfaNco<text:span text:style-name="T4">+<text:tab/></text:span><text:span text:style-name="T50">Ingresado/IP/Obligatorio/Univaluado</text:span></text:p>
      <text:p text:style-name="P25"/>
      <text:p text:style-name="P14">Entes: </text:p>
      <text:p text:style-name="P8"><text:span text:style-name="T5"><text:tab/>País: </text:span><text:span text:style-name="T7">Entes → </text:span><text:span text:style-name="T6">Alfa</text:span><text:span text:style-name="T3">+<text:tab/><text:tab/><text:tab/><text:tab/></text:span><text:span text:style-name="T8">Ingresado/-/Opcional/Univaluado</text:span></text:p>
      <text:p text:style-name="P9"><text:span text:style-name="T5"><text:tab/>Provincia: </text:span><text:span text:style-name="T7">Entes → </text:span><text:span text:style-name="T6">Alfa</text:span><text:span text:style-name="T3">+<text:tab/><text:tab/><text:tab/></text:span><text:span text:style-name="T8">Ingresado/-/Opcional/Univaluado</text:span></text:p>
      <text:p text:style-name="P9"><text:span text:style-name="T5"><text:tab/>Localidad: </text:span><text:span text:style-name="T7">Entes → </text:span><text:span text:style-name="T6">Alfa</text:span><text:span text:style-name="T3">+<text:tab/><text:tab/><text:tab/></text:span><text:span text:style-name="T8">Ingresado/-/Opcional/Univaluado</text:span></text:p>
      <text:p text:style-name="P8"><text:span text:style-name="T5"><text:tab/></text:span><text:span text:style-name="T9">E_</text:span><text:span text:style-name="T5">Nombre: </text:span><text:span text:style-name="T7">Entes → </text:span><text:span text:style-name="T6">Alfa</text:span><text:span text:style-name="T3">+<text:tab/><text:tab/><text:tab/></text:span><text:span text:style-name="T8">Ingresado/IP/Obligatorio/Univaluado</text:span></text:p>
      <text:p text:style-name="P8"><text:span text:style-name="T5"><text:tab/>Teléfono: </text:span><text:span text:style-name="T7">Entes→ </text:span><text:span text:style-name="T5">Nco<text:tab/><text:tab/><text:tab/></text:span><text:span text:style-name="T8">Ingresado/-/Obligatorio/Univaluado</text:span></text:p>
      <text:p text:style-name="P8"><text:span text:style-name="T5"><text:tab/>Dirección: </text:span><text:span text:style-name="T7">Entes → </text:span><text:span text:style-name="T6">AlfaNco</text:span><text:span text:style-name="T3">+<text:tab/><text:tab/></text:span><text:span text:style-name="T8">Ingresado/-/Obligatorio/Univaluado</text:span></text:p>
      <text:p text:style-name="P15"/>
      <text:p text:style-name="P15">Clientes:</text:p>
      <text:p text:style-name="P10"><text:span text:style-name="T5"><text:tab/>Género: Clientes→ {M,F}<text:tab/><text:tab/><text:tab/></text:span><text:span text:style-name="T8">Ingresado/IP/Obligatorio/Univaluado</text:span></text:p>
      <text:p text:style-name="P10"><text:span text:style-name="T5"><text:tab/>NroDoc: Clientes → Nco<text:tab/><text:tab/><text:tab/></text:span><text:span text:style-name="T8">Ingresado/IP/Obligatorio/Univaluado</text:span></text:p>
      <text:p text:style-name="P10"><text:span text:style-name="T5"><text:tab/>TipoDoc: Clientes → {DNI,LibCívica}<text:tab/></text:span><text:span text:style-name="T8">Ingresado/IP/Obligatorio/Univaluado</text:span></text:p>
      <text:p text:style-name="P15"/>
      <text:p text:style-name="P15">Proveedores:</text:p>
      <text:p text:style-name="P10"><text:span text:style-name="T5"><text:tab/>CUIL_CUIT: Proveedores → Nco<text:tab/><text:tab/></text:span><text:span text:style-name="T8">Ingresado/IP/Obligatorio/Univaluado</text:span></text:p>
      <text:p text:style-name="P15"/>
      <text:p text:style-name="P15">Pedidos:</text:p>
      <text:p text:style-name="P10"><text:span text:style-name="T5"><text:tab/>NroPedido: Pedidos → Nco<text:tab/><text:tab/><text:tab/></text:span><text:span text:style-name="T8">Calculado/IP/Obligatorio/Univaluado</text:span></text:p>
      <text:p text:style-name="P10"><text:span text:style-name="T5"><text:tab/>FechaPedido: Pedidos → Nco<text:tab/><text:tab/></text:span><text:span text:style-name="T8">Ingresado/IP/Obligatorio/Univaluado</text:span></text:p>
      <text:p text:style-name="P15"><text:soft-page-break/></text:p>
      <text:p text:style-name="P15"/>
      <text:p text:style-name="P15">Remitos: </text:p>
      <text:p text:style-name="P10"><text:span text:style-name="T5"><text:tab/>NroRemito: Remitos → Nco<text:tab/><text:tab/><text:tab/></text:span><text:span text:style-name="T8">Calculado/IP/Obligatorio/Univaluado</text:span></text:p>
      <text:p text:style-name="P10"><text:span text:style-name="T5"><text:tab/>FechaEntrega: Remitos → Nco<text:tab/><text:tab/></text:span><text:span text:style-name="T8">Ingresado/-/Obligatorio/Univaluado</text:span></text:p>
      <text:p text:style-name="P11"><text:span text:style-name="T8"><text:tab/></text:span><text:span text:style-name="T10">Calificación: Remitos → {M,R,B,E} <text:tab/></text:span><text:span text:style-name="T8">Ingresado/-/Obligatorio/Univaluado</text:span></text:p>
      <text:p text:style-name="P15"/>
      <text:p text:style-name="P15">Ventas:</text:p>
      <text:p text:style-name="P10"><text:span text:style-name="T5"><text:tab/>FechaVenta: Ventas → Nco<text:tab/><text:tab/><text:tab/></text:span><text:span text:style-name="T8">Ingresado/IP/Obligatorio/Univaluado</text:span></text:p>
      <text:p text:style-name="P10"><text:span text:style-name="T5"><text:tab/>MontoTotal: Ventas → Nco<text:tab/><text:tab/><text:tab/></text:span><text:span text:style-name="T8">Calculado/-/Obligatorio/Univaluado</text:span></text:p>
      <text:p text:style-name="P15"/>
      <text:p text:style-name="P15">RegistroPérdidas:</text:p>
      <text:p text:style-name="P10"><text:span text:style-name="T5"><text:tab/>Fecha: RegistroPérdidas → Nco<text:tab/><text:tab/></text:span><text:span text:style-name="T8">Ingresado/IP/Obligatorio/Univaluado</text:span></text:p>
      <text:p text:style-name="P10"><text:span text:style-name="T5"><text:tab/>PérdidaTotal: RegistroPérdidas → Nco<text:tab/></text:span><text:span text:style-name="T8">Calculado/-/Obligatorio/Univaluado</text:span></text:p>
      <text:p text:style-name="P15"/>
      <text:p text:style-name="P12">Relaciones:</text:p>
      <text:p text:style-name="P16"/>
      <text:list xml:id="list3533614411" text:style-name="L1">
        <text:list-item>
          <text:p text:style-name="P27"><text:span text:style-name="T30">Corresponde = {&lt;x,y&gt;/ x </text:span><text:span text:style-name="T22">∈</text:span><text:span text:style-name="T11"> </text:span><text:span text:style-name="T12">Productos, y </text:span><text:span text:style-name="T27">∈</text:span><text:span text:style-name="T30"> Ventas, “el producto x corresponde a la venta y”}</text:span></text:p>
        </text:list-item>
      </text:list>
      <text:p text:style-name="P26"><text:span text:style-name="T29"><text:tab/>Propiedades: </text:span><text:span text:style-name="T33">(n:m),</text:span><text:span text:style-name="T45"> </text:span><text:span text:style-name="T43">Suryectiva </text:span><text:span text:style-name="T44">e Irrestricta</text:span></text:p>
      <text:p text:style-name="P23"><text:span text:style-name="T29"><text:tab/></text:span><text:span text:style-name="T32">Atributos de la relación: </text:span></text:p>
      <text:list xml:id="list4244848546" text:style-name="L2">
        <text:list-item>
          <text:list>
            <text:list-header>
              <text:p text:style-name="P29"><text:span text:style-name="T38">Porcentaje</text:span><text:span text:style-name="T34">:</text:span><text:span text:style-name="T38"> Corresponde</text:span><text:span text:style-name="T34">→ Nco</text:span><text:span text:style-name="T39"><text:tab/><text:tab/>Ingresado/-/Obligatorio/Univaluado</text:span></text:p>
            </text:list-header>
          </text:list>
        </text:list-item>
      </text:list>
      <text:p text:style-name="P22"><text:span text:style-name="T34"><text:tab/> <text:s text:c="5"/></text:span><text:span text:style-name="T38">Cantidad</text:span><text:span text:style-name="T34">: </text:span><text:span text:style-name="T38">Corresponde</text:span><text:span text:style-name="T34"> → Nco<text:tab/><text:tab/> <text:s text:c="5"/></text:span><text:span text:style-name="T39">Ingresado/-/Obligatorio/Univaluado</text:span></text:p>
      <text:p text:style-name="P22"><text:span text:style-name="T34"><text:tab/> <text:s text:c="5"/></text:span><text:span text:style-name="T38">Precio_Venta: Corresponde → Nco<text:tab/> <text:s text:c="5"/></text:span><text:span text:style-name="T39">Calculado/-/Obligatorio/Univaluado</text:span></text:p>
      <text:p text:style-name="P17"/>
      <text:list xml:id="list173009842313294" text:continue-numbering="true" text:style-name="L2">
        <text:list-item>
          <text:p text:style-name="P33"><text:span text:style-name="T29">Está_en = {&lt;x,y&gt;/ x </text:span><text:span text:style-name="T26">∈</text:span><text:span text:style-name="T29"> Productos, y </text:span><text:span text:style-name="T26">∈</text:span><text:span text:style-name="T29"> Remitos, “el producto x corresponde al remito y”}</text:span></text:p>
          <text:p text:style-name="P34"><text:span text:style-name="T29">Propiedades: </text:span><text:span text:style-name="T33">(n:m),</text:span><text:span text:style-name="T45"> </text:span><text:span text:style-name="T43">Suryectiva </text:span><text:span text:style-name="T44">e Irrestricta</text:span></text:p>
          <text:p text:style-name="P37">Atributos de la relación: </text:p>
          <text:list>
            <text:list-header>
              <text:p text:style-name="P30"><text:span text:style-name="T34">Cantidad</text:span><text:span text:style-name="T37">Entrega</text:span><text:span text:style-name="T34">: </text:span><text:span text:style-name="T37">Está_en</text:span><text:span text:style-name="T34">→ Nco<text:tab/><text:tab/></text:span><text:span text:style-name="T39">Ingresado/-/Obligatorio/Univaluado</text:span></text:p>
              <text:p text:style-name="P30"><text:span text:style-name="T34">Precio</text:span><text:span text:style-name="T37">Compra</text:span><text:span text:style-name="T34">: </text:span><text:span text:style-name="T37">Está_en</text:span><text:span text:style-name="T34"> → Nco<text:tab/><text:tab/></text:span><text:span text:style-name="T39">Ingresado/-/Obligatorio/Univaluado</text:span></text:p>
              <text:p text:style-name="P37"/>
            </text:list-header>
          </text:list>
        </text:list-item>
        <text:list-item>
          <text:p text:style-name="P33"><text:span text:style-name="T29">Isa1 = {&lt;x,y&gt;/ x </text:span><text:span text:style-name="T26">∈</text:span><text:span text:style-name="T29"> PlantasMed, y </text:span><text:span text:style-name="T26">∈</text:span><text:span text:style-name="T29"> Productos, “la planta medicinal x es un producto y”}</text:span></text:p>
          <text:p text:style-name="P42">Propiedades: <text:span text:style-name="T56">(1:1), </text:span>Función, inyectiva y Total.</text:p>
          <text:p text:style-name="P39"/>
        </text:list-item>
        <text:list-item>
          <text:p text:style-name="P46"><text:span text:style-name="T13">I</text:span><text:span text:style-name="T11">sa</text:span><text:span text:style-name="T14">2</text:span><text:span text:style-name="T11"> = </text:span><text:span text:style-name="T12">{&lt;x,y&gt;/ x </text:span><text:span text:style-name="T23">∈</text:span><text:span text:style-name="T12"> </text:span><text:span text:style-name="T11">Clientes</text:span><text:span text:style-name="T12">, y </text:span><text:span text:style-name="T23">∈</text:span><text:span text:style-name="T12"> </text:span><text:span text:style-name="T11">Entes</text:span><text:span text:style-name="T12">, “el </text:span><text:span text:style-name="T11">cliente</text:span><text:span text:style-name="T12"> x es un </text:span><text:span text:style-name="T11">ente</text:span><text:span text:style-name="T12"> y”}</text:span></text:p>
          <text:p text:style-name="P48"><text:span text:style-name="T12">Propiedades: </text:span><text:span text:style-name="T15">(1:1), </text:span><text:span text:style-name="T12">Función, </text:span><text:span text:style-name="T11">I</text:span><text:span text:style-name="T12">nyectiva, </text:span><text:span text:style-name="T11">Suryectiva y</text:span><text:span text:style-name="T12"> Total.</text:span></text:p>
          <text:p text:style-name="P43"/>
        </text:list-item>
        <text:list-item>
          <text:p text:style-name="P46"><text:span text:style-name="T11">Isa</text:span><text:span text:style-name="T14">3</text:span><text:span text:style-name="T11"> = </text:span><text:span text:style-name="T12">{&lt;x,y&gt;/ x </text:span><text:span text:style-name="T23">∈</text:span><text:span text:style-name="T12"> </text:span><text:span text:style-name="T11">Proveedores</text:span><text:span text:style-name="T12">, y </text:span><text:span text:style-name="T23">∈</text:span><text:span text:style-name="T12"> </text:span><text:span text:style-name="T11">Entes</text:span><text:span text:style-name="T12">, “el </text:span><text:span text:style-name="T11">proveedor</text:span><text:span text:style-name="T12"> x es un </text:span><text:span text:style-name="T11">ente</text:span><text:span text:style-name="T12"> y”}</text:span></text:p>
          <text:p text:style-name="P40">Propiedades: <text:span text:style-name="T56">(1:1), </text:span>Función, Inyectiva, Suryectiva y Total.</text:p>
          <text:p text:style-name="P41"/>
          <text:p text:style-name="P41"/>
        </text:list-item>
        <text:list-item>
          <text:p text:style-name="P51"><text:span text:style-name="T29">Posee = {</text:span><text:span text:style-name="T30">&lt;x,y&gt;/ x </text:span><text:span text:style-name="T26">∈</text:span><text:span text:style-name="T29"> RegistrosPérdidas</text:span><text:span text:style-name="T30">, y </text:span><text:span text:style-name="T27">∈</text:span><text:span text:style-name="T30"> </text:span><text:span text:style-name="T29">Producto</text:span><text:span text:style-name="T30">s, “</text:span><text:span text:style-name="T29">el registro de pérdidas </text:span><text:span text:style-name="T30">x </text:span><text:span text:style-name="T29">corresponde al producto</text:span><text:span text:style-name="T30"> y”}</text:span></text:p>
          <text:p text:style-name="P35"><text:span text:style-name="T29">Propiedades: </text:span><text:span text:style-name="T33">(n:m), </text:span><text:span text:style-name="T45">Total </text:span><text:span text:style-name="T47">e Irrestricta</text:span></text:p>
          <text:p text:style-name="P38">Atributos de la relación: </text:p>
          <text:list>
            <text:list-header>
              <text:p text:style-name="P31"><text:span text:style-name="T34">CantidadProducto: Posee→ Nco<text:tab/><text:tab/></text:span><text:span text:style-name="T39">Ingresado/-/Obligatorio/Univaluado</text:span></text:p>
              <text:p text:style-name="P31"><text:span text:style-name="T34">PrecioPérdida: Posee → Nco<text:tab/><text:tab/><text:tab/></text:span><text:span text:style-name="T39">Calculado/-/Obligatorio/Univaluado</text:span></text:p>
              <text:p text:style-name="P38"/>
            </text:list-header>
          </text:list>
        </text:list-item>
        <text:list-item>
          <text:p text:style-name="P51"><text:span text:style-name="T31">P</text:span><text:span text:style-name="T29">ertenece = </text:span><text:span text:style-name="T30">{&lt;x,y&gt;/ x </text:span><text:span text:style-name="T27">∈</text:span><text:span text:style-name="T30"> Productos, y </text:span><text:span text:style-name="T27">∈</text:span><text:span text:style-name="T30"> </text:span><text:span text:style-name="T29">Pedido</text:span><text:span text:style-name="T30">s, “el producto x corresponde al </text:span><text:span text:style-name="T29">pedido</text:span><text:span text:style-name="T30"> y”}</text:span></text:p>
          <text:p text:style-name="P36"><text:span text:style-name="T29">Propiedades: </text:span><text:span text:style-name="T33">(n:m), </text:span><text:span text:style-name="T45">Surpelative </text:span><text:span text:style-name="T47">e Irrestricta</text:span></text:p>
          <text:p text:style-name="P38">Atributos de la relación: </text:p>
          <text:list>
            <text:list-header>
              <text:p text:style-name="P31"><text:span text:style-name="T34">CantidadPedido: Pertenece → Nco<text:tab/><text:tab/></text:span><text:span text:style-name="T39">Ingresado/-/Obligatorio/Univaluado</text:span></text:p>
            </text:list-header>
          </text:list>
        </text:list-item>
      </text:list>
      <text:p text:style-name="P18"><text:soft-page-break/></text:p>
      <text:p text:style-name="P18"/>
      <text:list xml:id="list173009965346886" text:continue-numbering="true" text:style-name="L2">
        <text:list-item>
          <text:p text:style-name="P31"><text:span text:style-name="T34">Asociado = </text:span><text:span text:style-name="T35">{&lt;x,y&gt;/ x </text:span><text:span text:style-name="T28">∈</text:span><text:span text:style-name="T35"> P</text:span><text:span text:style-name="T34">edido</text:span><text:span text:style-name="T35">s, y </text:span><text:span text:style-name="T28">∈</text:span><text:span text:style-name="T35"> </text:span><text:span text:style-name="T34">Remito</text:span><text:span text:style-name="T36">s</text:span><text:span text:style-name="T35">, “el p</text:span><text:span text:style-name="T34">edido </text:span><text:span text:style-name="T35">x </text:span><text:span text:style-name="T34">está asociado </text:span><text:span text:style-name="T35">al </text:span><text:span text:style-name="T34">remito</text:span><text:span text:style-name="T35"> y”}</text:span></text:p>
          <text:p text:style-name="P32"><text:span text:style-name="T34">Propiedades: </text:span><text:span text:style-name="T40">(1:1)</text:span><text:span text:style-name="T41">.</text:span></text:p>
          <text:p text:style-name="P44"/>
        </text:list-item>
        <text:list-item>
          <text:p text:style-name="P49"><text:span text:style-name="T5">Recibe = </text:span><text:span text:style-name="T18">{&lt;x,y&gt;/ x </text:span><text:span text:style-name="T25">∈</text:span><text:span text:style-name="T18"> P</text:span><text:span text:style-name="T17">roveedore</text:span><text:span text:style-name="T18">s, y </text:span><text:span text:style-name="T25">∈ </text:span><text:span text:style-name="T24">Pedidos</text:span><text:span text:style-name="T18">, “el </text:span><text:span text:style-name="T17">proveedor</text:span><text:span text:style-name="T19"> </text:span><text:span text:style-name="T18">x </text:span><text:span text:style-name="T17">recibe el pedido</text:span><text:span text:style-name="T18"> y”}</text:span></text:p>
          <text:p text:style-name="P50"><text:span text:style-name="T11">Propiedades: </text:span><text:span text:style-name="T15">(1:n),</text:span><text:span text:style-name="T20"> </text:span><text:span text:style-name="T16">Suryectiva.</text:span></text:p>
          <text:p text:style-name="P45"/>
        </text:list-item>
        <text:list-item>
          <text:p text:style-name="P49"><text:span text:style-name="T5">Realiza = </text:span><text:span text:style-name="T18">{&lt;x,y&gt;/ x </text:span><text:span text:style-name="T25">∈</text:span><text:span text:style-name="T18"> P</text:span><text:span text:style-name="T17">roveedore</text:span><text:span text:style-name="T18">s, y </text:span><text:span text:style-name="T25">∈ </text:span><text:span text:style-name="T24">Remitos</text:span><text:span text:style-name="T18">, “el </text:span><text:span text:style-name="T17">proveedor</text:span><text:span text:style-name="T19"> </text:span><text:span text:style-name="T18">x </text:span><text:span text:style-name="T17">realiza el remito</text:span><text:span text:style-name="T18"> y”}</text:span></text:p>
          <text:p text:style-name="P50"><text:span text:style-name="T19">Propiedades: </text:span><text:span text:style-name="T21">(1:n),</text:span><text:span text:style-name="T20"> </text:span><text:span text:style-name="T16">Suryectiva.</text:span></text:p>
          <text:p text:style-name="P45"/>
        </text:list-item>
        <text:list-item>
          <text:p text:style-name="P47"><text:span text:style-name="T13">S</text:span><text:span text:style-name="T11">e_corresponde = {&lt;x,y&gt;,</text:span><text:span text:style-name="T12"> x </text:span><text:span text:style-name="T23">∈</text:span><text:span text:style-name="T12"> </text:span><text:span text:style-name="T11">Venta</text:span><text:span text:style-name="T12">s, y </text:span><text:span text:style-name="T23">∈ </text:span><text:span text:style-name="T22">Clientes</text:span><text:span text:style-name="T12">,”</text:span><text:span text:style-name="T11">la venta x se corresponde con el cliente y</text:span><text:span text:style-name="T12">”</text:span><text:span text:style-name="T11">}</text:span></text:p>
          <text:p text:style-name="P28"><text:span text:style-name="T46">Propiedades: </text:span><text:span text:style-name="T48">(n:1), </text:span><text:span text:style-name="T16">Suryectiva </text:span><text:span text:style-name="T42">y Total.</text:span></text:p>
        </text:list-item>
      </text:list>
      <text:p text:style-name="P19"/>
      <text:p text:style-name="P19"/>
      <text:p text:style-name="P13">Propiedades de <text:s/>Jerarquías</text:p>
      <text:p text:style-name="P13"/>
      <text:list xml:id="list3227562319" text:style-name="L3">
        <text:list-item>
          <text:p text:style-name="P52">Jerarquía entre Productos (Supertipo) y PlantasMed: Exclusiva y Total.</text:p>
        </text:list-item>
        <text:list-item>
          <text:p text:style-name="P52">Jerarquía entre Entes (Supertipo), Clientes y Proveedores: Solapamiento y Total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20:42:04.643000000</meta:creation-date>
    <dc:date>2018-10-02T17:30:07.299000000</dc:date>
    <meta:editing-duration>PT1H22M41S</meta:editing-duration>
    <meta:editing-cycles>18</meta:editing-cycles>
    <meta:generator>LibreOffice/6.0.1.1$Windows_X86_64 LibreOffice_project/60bfb1526849283ce2491346ed2aa51c465abfe6</meta:generator>
    <meta:document-statistic meta:table-count="0" meta:image-count="0" meta:object-count="0" meta:page-count="3" meta:paragraph-count="99" meta:word-count="614" meta:character-count="5031" meta:non-whitespace-character-count="4295"/>
  </office:meta>
</office:document-meta>
</file>